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.0201in" fo:margin-right="0.0201in" fo:margin-top="0.0201in" fo:margin-bottom="0.0201in" style:contextual-spacing="false" fo:text-indent="0.0201in" style:auto-text-indent="false" fo:background-color="transparent"/>
      <style:text-properties officeooo:rsid="00128245" officeooo:paragraph-rsid="00128245"/>
    </style:style>
    <style:style style:name="P2" style:family="paragraph" style:parent-style-name="Horizontal_20_Line">
      <loext:graphic-properties draw:fill="none"/>
      <style:paragraph-properties fo:margin-left="0.0201in" fo:margin-right="0.0201in" fo:margin-top="0.0201in" fo:margin-bottom="0.0201in" style:contextual-spacing="false" fo:text-indent="0.0201in" style:auto-text-indent="false" fo:background-color="transparent"/>
    </style:style>
    <style:style style:name="P3" style:family="paragraph" style:parent-style-name="Quotations">
      <loext:graphic-properties draw:fill="none"/>
      <style:paragraph-properties fo:margin-left="0.0201in" fo:margin-right="0.0201in" fo:margin-top="0.0201in" fo:margin-bottom="0.0201in" style:contextual-spacing="false" fo:text-indent="0.0201in" style:auto-text-indent="false" fo:background-color="transparent"/>
      <style:text-properties officeooo:rsid="00128245" officeooo:paragraph-rsid="00174be5"/>
    </style:style>
    <style:style style:name="P4" style:family="paragraph" style:parent-style-name="Quotations">
      <loext:graphic-properties draw:fill="none"/>
      <style:paragraph-properties fo:margin-left="0.0201in" fo:margin-right="0.0201in" fo:margin-top="0.0201in" fo:margin-bottom="0.0201in" style:contextual-spacing="false" fo:text-align="start" style:justify-single-word="false" fo:text-indent="0.0201in" style:auto-text-indent="false" fo:background-color="transparent"/>
      <style:text-properties officeooo:paragraph-rsid="00128245"/>
    </style:style>
    <style:style style:name="P5" style:family="paragraph" style:parent-style-name="Quotations">
      <loext:graphic-properties draw:fill="none"/>
      <style:paragraph-properties fo:margin-left="0.0201in" fo:margin-right="0.0201in" fo:margin-top="0.0201in" fo:margin-bottom="0.0201in" style:contextual-spacing="false" fo:text-align="start" style:justify-single-word="false" fo:text-indent="0.0201in" style:auto-text-indent="false" fo:background-color="transparent"/>
      <style:text-properties officeooo:paragraph-rsid="00174be5"/>
    </style:style>
    <style:style style:name="P6" style:family="paragraph" style:parent-style-name="Quotations">
      <loext:graphic-properties draw:fill="none"/>
      <style:paragraph-properties fo:margin-left="0.0201in" fo:margin-right="0.0201in" fo:margin-top="0.0201in" fo:margin-bottom="0.0201in" style:contextual-spacing="false" fo:text-align="start" style:justify-single-word="false" fo:text-indent="0.0201in" style:auto-text-indent="false" fo:background-color="transparent"/>
      <style:text-properties officeooo:paragraph-rsid="00142c76"/>
    </style:style>
    <style:style style:name="P7" style:family="paragraph" style:parent-style-name="Quotations">
      <loext:graphic-properties draw:fill="none"/>
      <style:paragraph-properties fo:margin-left="0.0201in" fo:margin-right="0.0201in" fo:margin-top="0.0201in" fo:margin-bottom="0.0201in" style:contextual-spacing="false" fo:text-align="start" style:justify-single-word="false" fo:text-indent="0.0201in" style:auto-text-indent="false" fo:background-color="transparent"/>
      <style:text-properties officeooo:paragraph-rsid="00154f8d"/>
    </style:style>
    <style:style style:name="P8" style:family="paragraph" style:parent-style-name="Quotations">
      <loext:graphic-properties draw:fill="none"/>
      <style:paragraph-properties fo:margin-left="0.0201in" fo:margin-right="0.0201in" fo:margin-top="0.0201in" fo:margin-bottom="0.0201in" style:contextual-spacing="false" fo:text-indent="0.0201in" style:auto-text-indent="false" fo:background-color="transparent"/>
      <style:text-properties officeooo:paragraph-rsid="00174be5"/>
    </style:style>
    <style:style style:name="P9" style:family="paragraph" style:parent-style-name="Quotations">
      <loext:graphic-properties draw:fill="none"/>
      <style:paragraph-properties fo:margin-left="0.0201in" fo:margin-right="0.0201in" fo:margin-top="0.0201in" fo:margin-bottom="0.0201in" style:contextual-spacing="false" fo:text-indent="0.0201in" style:auto-text-indent="false" fo:background-color="transparent"/>
      <style:text-properties officeooo:paragraph-rsid="00142c76"/>
    </style:style>
    <style:style style:name="P10" style:family="paragraph" style:parent-style-name="Quotations">
      <loext:graphic-properties draw:fill="none"/>
      <style:paragraph-properties fo:margin-left="0.0201in" fo:margin-right="0.0201in" fo:margin-top="0.0201in" fo:margin-bottom="0.0201in" style:contextual-spacing="false" fo:text-indent="0.0201in" style:auto-text-indent="false" fo:background-color="transparent"/>
      <style:text-properties officeooo:paragraph-rsid="0017d612"/>
    </style:style>
    <style:style style:name="P11" style:family="paragraph" style:parent-style-name="Standard" style:master-page-name="">
      <loext:graphic-properties draw:fill="none"/>
      <style:paragraph-properties fo:margin-left="0.0201in" fo:margin-right="0.0201in" fo:margin-top="0.0201in" fo:margin-bottom="0.0201in" style:contextual-spacing="false" fo:text-align="start" style:justify-single-word="false" fo:text-indent="0.0201in" style:auto-text-indent="false" style:page-number="auto" fo:background-color="transparent"/>
      <style:text-properties officeooo:paragraph-rsid="00128245"/>
    </style:style>
    <style:style style:name="P12" style:family="paragraph" style:parent-style-name="Standard">
      <loext:graphic-properties draw:fill="none"/>
      <style:paragraph-properties fo:margin-left="0.0201in" fo:margin-right="0.0201in" fo:margin-top="0.0201in" fo:margin-bottom="0.0201in" style:contextual-spacing="false" fo:text-align="start" style:justify-single-word="false" fo:text-indent="0.0201in" style:auto-text-indent="false" fo:background-color="transparent"/>
      <style:text-properties officeooo:paragraph-rsid="0013696b"/>
    </style:style>
    <style:style style:name="P13" style:family="paragraph" style:parent-style-name="Standard">
      <loext:graphic-properties draw:fill="none"/>
      <style:paragraph-properties fo:margin-left="0.0201in" fo:margin-right="0.0201in" fo:margin-top="0.0201in" fo:margin-bottom="0.0201in" style:contextual-spacing="false" fo:text-align="start" style:justify-single-word="false" fo:text-indent="0.0201in" style:auto-text-indent="false" fo:background-color="transparent"/>
      <style:text-properties officeooo:paragraph-rsid="00154f8d"/>
    </style:style>
    <style:style style:name="P14" style:family="paragraph" style:parent-style-name="Standard">
      <loext:graphic-properties draw:fill="none"/>
      <style:paragraph-properties fo:margin-left="0.0201in" fo:margin-right="0.0201in" fo:margin-top="0.0201in" fo:margin-bottom="0.0201in" style:contextual-spacing="false" fo:text-indent="0.0201in" style:auto-text-indent="false" fo:background-color="transparent"/>
      <style:text-properties officeooo:rsid="00128245" officeooo:paragraph-rsid="00128245"/>
    </style:style>
    <style:style style:name="P15" style:family="paragraph" style:parent-style-name="Standard" style:master-page-name="">
      <loext:graphic-properties draw:fill="none"/>
      <style:paragraph-properties fo:margin-left="0.0201in" fo:margin-right="0.0201in" fo:margin-top="0.0201in" fo:margin-bottom="0.0201in" style:contextual-spacing="false" fo:text-indent="0.0201in" style:auto-text-indent="false" style:page-number="auto" fo:background-color="transparent"/>
    </style:style>
    <style:style style:name="T1" style:family="text">
      <style:text-properties officeooo:rsid="00128245"/>
    </style:style>
    <style:style style:name="T2" style:family="text">
      <style:text-properties officeooo:rsid="0013696b"/>
    </style:style>
    <style:style style:name="T3" style:family="text">
      <style:text-properties officeooo:rsid="00142c76"/>
    </style:style>
    <style:style style:name="T4" style:family="text">
      <style:text-properties officeooo:rsid="00154f8d"/>
    </style:style>
    <style:style style:name="T5" style:family="text">
      <style:text-properties officeooo:rsid="00174b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4">Apertura:</text:p>
      <text:p text:style-name="P14"/>
      <text:p text:style-name="P14"/>
      <text:p text:style-name="P11"/>
      <text:p text:style-name="P4">La memoria es el espejo donde el tiempo se mira a sí mismo.</text:p>
      <text:p text:style-name="P12">Somos lo que recordamos.</text:p>
      <text:p text:style-name="P4"><text:span text:style-name="T1">Es el modo en que el ser persiste.</text:span><text:line-break/><text:span text:style-name="T1">Un vestigio del alma.<text:line-break/>Un acto sagrado.</text:span></text:p>
      <text:p text:style-name="P5">El <text:span text:style-name="T2">pasado descansa alli,</text:span> espera<text:span text:style-name="T2">ndo</text:span> a ser escuchado.</text:p>
      <text:p text:style-name="P5">En el barro cocido de las tablillas sumerias, en las grietas de un tronco viejo<text:span text:style-name="T2">.</text:span></text:p>
      <text:p text:style-name="P6"><text:span text:style-name="T3">N</text:span>ada que perdura lo hace sin materia.<text:line-break/>Y toda materia que guarda algo se vuelve sagrada.</text:p>
      <text:p text:style-name="P13"><text:span text:style-name="T3">Eso son las </text:span>inscripciones en la roca<text:span text:style-name="T3">, la voluntad de resistir al olvido.</text:span></text:p>
      <text:p text:style-name="P13"><text:span text:style-name="T3">De <text:s/>persistir</text:span><text:span text:style-name="T4">, c</text:span><text:span text:style-name="T3">omo</text:span> <text:span text:style-name="T5">las </text:span>constelaciones talladas en el cielo.</text:p>
      <text:p text:style-name="P7"/>
      <text:p text:style-name="P4"/>
      <text:p text:style-name="P4"/>
      <text:p text:style-name="P4">somos lo que recordamos.</text:p>
      <text:p text:style-name="P4">la memoria es el alma.</text:p>
      <text:p text:style-name="P4">es el modo en que el ser persiste</text:p>
      <text:p text:style-name="P4">Allí habita la esencia de lo que fuimos y lo que estamos destinados a ser.</text:p>
      <text:p text:style-name="P4">Un santuario donde el espíritu conserva su forma, incluso cuando todo alrededor cambia.</text:p>
      <text:p text:style-name="P4"/>
      <text:p text:style-name="P4"/>
      <text:p text:style-name="P4">Un lugar adonde el pasado espera.</text:p>
      <text:p text:style-name="P4"/>
      <text:p text:style-name="P4">la voluntad de resistir al olvido</text:p>
      <text:p text:style-name="P4">condición del aprendizaje, el eco donde la experiencia deja su marca.</text:p>
      <text:p text:style-name="P4"/>
      <text:p text:style-name="P4"/>
      <text:p text:style-name="P4">Nada realmente muere si puede ser recordado. La memoria es el puente entre el pasado y la eternidad.</text:p>
      <text:p text:style-name="P4"/>
      <text:p text:style-name="P4">sin memoria no hay aprendizaje, ni conocimiento.</text:p>
      <text:p text:style-name="P2"/>
      <text:p text:style-name="P1">Cierre:</text:p>
      <text:p text:style-name="P1"/>
      <text:p text:style-name="P3">La memoria es la forma que tiene el tiempo de tocar lo eterno.</text:p>
      <text:p text:style-name="P8">Así <text:span text:style-name="T5">es </text:span>como el alma sostiene la identidad a través del paso del tiempo.</text:p>
      <text:p text:style-name="P9"><text:span text:style-name="T1">La realidad, quizás, no es otra cosa que una vasta sinfonía de recuerdos</text:span><text:span text:style-name="T3">.</text:span></text:p>
      <text:p text:style-name="P9"><text:soft-page-break/>Lo que recordamos no es solo pasado.<text:line-break/>Es una hebra, un hilo que conecta lo que fuimos con lo que seremos.</text:p>
      <text:p text:style-name="P10"><text:span text:style-name="T1">U</text:span>n templo.<text:line-break/>Un santuario donde el espíritu conserva su forma, </text:p>
      <text:p text:style-name="P10"><text:span text:style-name="T1">mientras</text:span> todo <text:span text:style-name="T1">lo demas, el universo entero, </text:span>cambia.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30T15:37:10.905000000</meta:creation-date>
    <dc:date>2025-08-01T10:30:24.915000000</dc:date>
    <meta:editing-duration>PT1M30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26" meta:word-count="267" meta:character-count="1467" meta:non-whitespace-character-count="1224"/>
  </office:meta>
</office:document-meta>
</file>